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504cm"/>
    </style:style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801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7.853cm"/>
    </style:style>
    <style:style style:name="co12" style:family="table-column">
      <style:table-column-properties fo:break-before="auto" style:column-width="10.739cm"/>
    </style:style>
    <style:style style:name="co13" style:family="table-column">
      <style:table-column-properties fo:break-before="auto" style:column-width="2.974cm"/>
    </style:style>
    <style:style style:name="co14" style:family="table-column">
      <style:table-column-properties fo:break-before="auto" style:column-width="4.888cm"/>
    </style:style>
    <style:style style:name="co15" style:family="table-column">
      <style:table-column-properties fo:break-before="auto" style:column-width="4.5cm"/>
    </style:style>
    <style:style style:name="co16" style:family="table-column">
      <style:table-column-properties fo:break-before="auto" style:column-width="4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106"/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107"/>
    <style:style style:name="ce4" style:family="table-cell" style:parent-style-name="Default">
      <style:table-cell-properties fo:border-bottom="0.002cm solid #000000" fo:border-left="none" fo:border-right="0.002cm solid #000000" fo:border-top="none"/>
    </style:style>
    <style:style style:name="ce5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3" style:family="table-cell" style:parent-style-name="Default" style:data-style-name="N107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</style:style>
    <style:style style:name="ce14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>
            <text:p>velikost instance</text:p>
          </table:table-cell>
          <table:table-cell office:value-type="string">
            <text:p>prumerny cas brute force [s]</text:p>
          </table:table-cell>
          <table:table-cell office:value-type="string">
            <text:p>prumerny heuristicky cas [s]</text:p>
          </table:table-cell>
          <table:table-cell office:value-type="string">
            <text:p>maximalni chyba [%]</text:p>
          </table:table-cell>
          <table:table-cell office:value-type="string">
            <text:p>prumerna chyba [%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5" office:value-type="float" office:value="0.00000030754505157474">
            <text:p>0,00000030754505157474</text:p>
          </table:table-cell>
          <table:table-cell table:style-name="ce9" office:value-type="float" office:value="0.00000011929207324976">
            <text:p>0,00000011929207324976</text:p>
          </table:table-cell>
          <table:table-cell table:style-name="ce9" office:value-type="float" office:value="0.482926829268293">
            <text:p>0,48292682926829300000</text:p>
          </table:table-cell>
          <table:table-cell table:style-name="ce13" office:value-type="float" office:value="0.0314036177198096">
            <text:p>0,0314036177198096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office:value-type="float" office:value="0.0000105571747">
            <text:p>0,00001055717470000000</text:p>
          </table:table-cell>
          <table:table-cell table:style-name="ce6" office:value-type="float" office:value="0.00000036232281684876">
            <text:p>0,00000036232281684876</text:p>
          </table:table-cell>
          <table:table-cell table:style-name="ce6" office:value-type="float" office:value="0.188770571151985">
            <text:p>0,18877057115198500000</text:p>
          </table:table-cell>
          <table:table-cell table:style-name="ce14" office:value-type="float" office:value="0.0208228300567548">
            <text:p>0,0208228300567548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7" office:value-type="float" office:value="0.00033995151522">
            <text:p>0,00033995151522000000</text:p>
          </table:table-cell>
          <table:table-cell table:style-name="ce6" office:value-type="float" office:value="0.00000059359704971314">
            <text:p>0,00000059359704971314</text:p>
          </table:table-cell>
          <table:table-cell table:style-name="ce6" office:value-type="float" office:value="0.085427135678392">
            <text:p>0,08542713567839200000</text:p>
          </table:table-cell>
          <table:table-cell table:style-name="ce14" office:value-type="float" office:value="0.00472882222370344">
            <text:p>0,00472882222370344000</text:p>
          </table:table-cell>
          <table:table-cell table:number-columns-repeated="2"/>
          <table:table-cell>
            <draw:frame table:end-cell-address="List1.Q27" table:end-x="0.295cm" table:end-y="0.102cm" draw:z-index="1" draw:style-name="gr1" svg:width="15.999cm" svg:height="8.999cm" svg:x="0.103cm" svg:y="0.1cm">
              <draw:object draw:notify-on-update-of-ranges="List1.C5:List1.C16 List1.E5:List1.E16 List1.C5:List1.C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7" office:value-type="float" office:value="0.01077801227566">
            <text:p>0,01077801227566000000</text:p>
          </table:table-cell>
          <table:table-cell table:style-name="ce6" office:value-type="float" office:value="0.00000079097378253932">
            <text:p>0,00000079097378253932</text:p>
          </table:table-cell>
          <table:table-cell table:style-name="ce6" office:value-type="float" office:value="0.0843373493975903">
            <text:p>0,08433734939759030000</text:p>
          </table:table-cell>
          <table:table-cell table:style-name="ce14" office:value-type="float" office:value="0.00674564275489279">
            <text:p>0,00674564275489279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7" office:value-type="float" office:value="0.04590893268584">
            <text:p>0,04590893268584000000</text:p>
          </table:table-cell>
          <table:table-cell table:style-name="ce6" office:value-type="float" office:value="0.00000094100529193884">
            <text:p>0,00000094100529193884</text:p>
          </table:table-cell>
          <table:table-cell table:style-name="ce6" office:value-type="float" office:value="0.072289156626506">
            <text:p>0,07228915662650600000</text:p>
          </table:table-cell>
          <table:table-cell table:style-name="ce14" office:value-type="float" office:value="0.00945376257003097">
            <text:p>0,00945376257003097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7" office:value-type="float" office:value="0.3685072469711">
            <text:p>0,36850724697110000000</text:p>
          </table:table-cell>
          <table:table-cell table:style-name="ce6" office:value-type="float" office:value="0.00000104347995758062">
            <text:p>0,00000104347995758062</text:p>
          </table:table-cell>
          <table:table-cell table:style-name="ce6" office:value-type="float" office:value="0.0367892976588629">
            <text:p>0,03678929765886290000</text:p>
          </table:table-cell>
          <table:table-cell table:style-name="ce14" office:value-type="float" office:value="0.00505037064478142">
            <text:p>0,00505037064478142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7" office:value-type="float" office:value="1.3824326324464">
            <text:p>1,38243263244640000000</text:p>
          </table:table-cell>
          <table:table-cell table:style-name="ce6" office:value-type="float" office:value="0.00000114994716167452">
            <text:p>0,00000114994716167452</text:p>
          </table:table-cell>
          <table:table-cell table:style-name="ce6" office:value-type="float" office:value="0.106017191977077">
            <text:p>0,10601719197707700000</text:p>
          </table:table-cell>
          <table:table-cell table:style-name="ce14" office:value-type="float" office:value="0.00560359896795596">
            <text:p>0,00560359896795596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7" office:value-type="float" office:value="11.1538584470749">
            <text:p>11,15385844707490000000</text:p>
          </table:table-cell>
          <table:table-cell table:style-name="ce6" office:value-type="float" office:value="0.00000131702138900758">
            <text:p>0,00000131702138900758</text:p>
          </table:table-cell>
          <table:table-cell table:style-name="ce6" office:value-type="float" office:value="0.0551378446115288">
            <text:p>0,05513784461152880000</text:p>
          </table:table-cell>
          <table:table-cell table:style-name="ce14" office:value-type="float" office:value="0.00547567373601328">
            <text:p>0,00547567373601328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7" office:value-type="float" office:value="44.3023714351653">
            <text:p>44,30237143516530000000</text:p>
          </table:table-cell>
          <table:table-cell table:style-name="ce6" office:value-type="float" office:value="0.0000013967502355576">
            <text:p>0,00000139675023555760</text:p>
          </table:table-cell>
          <table:table-cell table:style-name="ce6" office:value-type="float" office:value="0.0334075723830735">
            <text:p>0,03340757238307350000</text:p>
          </table:table-cell>
          <table:table-cell table:style-name="ce14" office:value-type="float" office:value="0.00351967356438928">
            <text:p>0,00351967356438928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7" office:value-type="float" office:value="359.736289258003">
            <text:p>359,73628925800300000000</text:p>
          </table:table-cell>
          <table:table-cell table:style-name="ce6" office:value-type="float" office:value="0.00000155824428081524">
            <text:p>0,00000155824428081524</text:p>
          </table:table-cell>
          <table:table-cell table:style-name="ce6" office:value-type="float" office:value="0.0460921843687375">
            <text:p>0,04609218436873750000</text:p>
          </table:table-cell>
          <table:table-cell table:style-name="ce14" office:value-type="float" office:value="0.00359773290223546">
            <text:p>0,00359773290223546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7"/>
          <table:table-cell table:style-name="ce6" office:value-type="float" office:value="0.00000161135660171508">
            <text:p>0,00000161135660171508</text:p>
          </table:table-cell>
          <table:table-cell table:style-name="ce6" office:value-type="float" office:value="0.0819672131147541">
            <text:p>0,08196721311475410000</text:p>
          </table:table-cell>
          <table:table-cell table:style-name="ce14" office:value-type="float" office:value="0.0035610862780335">
            <text:p>0,003561086278033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8"/>
          <table:table-cell table:style-name="ce10" office:value-type="float" office:value="0.00000173261894226074">
            <text:p>0,00000173261894226074</text:p>
          </table:table-cell>
          <table:table-cell table:style-name="ce10" office:value-type="float" office:value="0.0233722871452421">
            <text:p>0,02337228714524210000</text:p>
          </table:table-cell>
          <table:table-cell table:style-name="ce15" office:value-type="float" office:value="0.00203439167823683">
            <text:p>0,00203439167823683000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List1.H44" table:end-x="2.187cm" table:end-y="0.101cm" draw:z-index="0" draw:style-name="gr1" svg:width="16.387cm" svg:height="8.999cm" svg:x="0.101cm" svg:y="0.1cm">
              <draw:object draw:notify-on-update-of-ranges="List1.C5:List1.C16 List1.C5:List1.C16 List1.D5:List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List1.R53" table:end-x="0.295cm" table:end-y="0.102cm" draw:z-index="2" draw:style-name="gr1" svg:width="15.999cm" svg:height="8.999cm" svg:x="0.103cm" svg:y="0.101cm">
              <draw:object draw:notify-on-update-of-ranges="List1.F5:List1.F16 List1.C5:List1.C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List1.H66" table:end-x="2.187cm" table:end-y="0.403cm" draw:z-index="3" draw:style-name="gr1" svg:width="16.387cm" svg:height="8.999cm" svg:x="0.101cm" svg:y="0.401cm">
              <draw:object draw:notify-on-update-of-ranges="List1.C5:List1.C16 List1.G5:List1.G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9">
          <table:table-cell table:number-columns-repeated="11"/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</table:table>
      <table:table table:name="Lis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4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50">
          <table:table-cell table:number-columns-repeated="50"/>
        </table:table-row>
        <table:table-row table:style-name="ro1">
          <table:table-cell table:number-columns-repeated="13"/>
          <table:table-cell table:style-name="ce12"/>
          <table:table-cell table:number-columns-repeated="5"/>
          <table:table-cell table:style-name="ce6"/>
          <table:table-cell table:number-columns-repeated="8"/>
          <table:table-cell table:style-name="ce6"/>
          <table:table-cell/>
          <table:table-cell table:style-name="ce6"/>
          <table:table-cell table:number-columns-repeated="17"/>
          <table:table-cell table:style-name="ce6" table:number-columns-repeated="2"/>
        </table:table-row>
        <table:table-row table:style-name="ro1">
          <table:table-cell table:number-columns-repeated="13"/>
          <table:table-cell table:style-name="ce11" table:number-columns-repeated="14"/>
          <table:table-cell table:number-columns-repeated="23"/>
        </table:table-row>
        <table:table-row table:style-name="ro1">
          <table:table-cell table:number-columns-repeated="11"/>
          <table:table-cell table:style-name="ce11"/>
          <table:table-cell table:number-columns-repeated="38"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2" number:min-integer-digits="1"/>
    </number:number-style>
    <number:number-style style:name="N107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.11.2011</text:date>, <text:time>19:16:3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9:07:20</meta:creation-date>
    <dc:date>2011-11-06T19:16:34</dc:date>
    <meta:editing-duration>PT3H42M33S</meta:editing-duration>
    <meta:editing-cycles>11</meta:editing-cycles>
    <meta:generator>LibreOffice/3.3$Unix LibreOffice_project/330m19$Build-301</meta:generator>
    <meta:document-statistic meta:table-count="3" meta:cell-count="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88cm" svg:height="9cm" xlink:href=".." xlink:type="simple" chart:class="chart:scatter" chart:column-mapping="0" chart:style-name="ch1">
        <chart:plot-area chart:style-name="ch2" table:cell-range-address="List1.C5:List1.D16" chart:data-source-has-labels="column" svg:x="0.777cm" svg:y="0.855cm" svg:width="14.957cm" svg:height="7.545cm">
          <chartooo:coordinate-region svg:x="5.394cm" svg:y="1.054cm" svg:width="10.153cm" svg:height="6.699cm"/>
          <chart:axis chart:dimension="x" chart:name="primary-x" chart:style-name="ch3">
            <chart:categories table:cell-range-address="List1.C5:Lis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D5:List1.D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030754505157474">
                <text:p>0.00000030754505157474</text:p>
                <draw:g>
                  <svg:desc>List1.D5:List1.D16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List1.C5:List1.C16 List1.E5:List1.E16" chart:data-source-has-labels="column" svg:x="0.77cm" svg:y="0.855cm" svg:width="14.59cm" svg:height="7.545cm">
          <chartooo:coordinate-region svg:x="5.016cm" svg:y="1.054cm" svg:width="10.157cm" svg:height="6.699cm"/>
          <chart:axis chart:dimension="x" chart:name="primary-x" chart:style-name="ch3">
            <chart:categories table:cell-range-address="List1.C5:Lis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E5:List1.E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011929207324976">
                <text:p>0.00000011929207324976</text:p>
                <draw:g>
                  <svg:desc>List1.E5:List1.E16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ist1.C5:List1.C16 List1.F5:List1.F16" svg:x="0.77cm" svg:y="0.855cm" svg:width="14.59cm" svg:height="7.545cm">
          <chartooo:coordinate-region svg:x="5.016cm" svg:y="1.055cm" svg:width="10.157cm" svg:height="6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F5:List1.F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482926829268293">
                <text:p>0.482926829268293</text:p>
                <draw:g>
                  <svg:desc>List1.F5:Lis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8770571151985">
                <text:p>0.18877057115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5427135678392">
                <text:p>0.085427135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843373493975903">
                <text:p>0.0843373493975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367892976588629">
                <text:p>0.036789297658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106017191977077">
                <text:p>0.106017191977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551378446115288">
                <text:p>0.0551378446115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460921843687375">
                <text:p>0.0460921843687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233722871452421">
                <text:p>0.0233722871452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88cm" svg:height="9cm" xlink:href=".." xlink:type="simple" chart:class="chart:scatter" chart:style-name="ch1">
        <chart:plot-area chart:style-name="ch2" table:cell-range-address="List1.C5:List1.C16 List1.G5:List1.G16" svg:x="0.777cm" svg:y="0.855cm" svg:width="14.957cm" svg:height="7.545cm">
          <chartooo:coordinate-region svg:x="5.023cm" svg:y="1.055cm" svg:width="10.524cm" svg:height="6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G5:List1.G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314036177198096">
                <text:p>0.0314036177198096</text:p>
                <draw:g>
                  <svg:desc>List1.G5:Lis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08228300567548">
                <text:p>0.0208228300567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2882222370344">
                <text:p>0.00472882222370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674564275489279">
                <text:p>0.0067456427548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945376257003097">
                <text:p>0.0094537625700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505037064478142">
                <text:p>0.00505037064478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0560359896795596">
                <text:p>0.0056035989679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547567373601328">
                <text:p>0.00547567373601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0351967356438928">
                <text:p>0.003519673564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0359773290223546">
                <text:p>0.00359773290223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035610862780335">
                <text:p>0.003561086278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203439167823683">
                <text:p>0.002034391678236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